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ro14" style:family="table-row">
      <style:table-row-properties style:row-height="1.0626in" fo:break-before="auto" style:use-optimal-row-height="false"/>
    </style:style>
    <style:style style:name="ro15" style:family="table-row">
      <style:table-row-properties style:row-height="0.1673in" fo:break-before="auto" style:use-optimal-row-height="false"/>
    </style:style>
    <style:style style:name="ro16" style:family="table-row">
      <style:table-row-properties style:row-height="0.1984in" fo:break-before="auto" style:use-optimal-row-height="false"/>
    </style:style>
    <style:style style:name="ro17" style:family="table-row">
      <style:table-row-properties style:row-height="0.7327in" fo:break-before="auto" style:use-optimal-row-height="false"/>
    </style:style>
    <style:style style:name="ro18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ff00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000000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3deb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3deb3d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3deb3d"/>
    </style:style>
    <style:style style:name="ce7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78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0" style:family="table-cell" style:parent-style-name="Default">
      <style:table-cell-properties fo:background-color="#cccccc"/>
    </style:style>
    <style:style style:name="ce8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5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40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7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36" office:value-type="string">
            <text:p>Federated Suns</text:p>
          </table:table-cell>
          <table:table-cell table:style-name="ce75" office:value-type="string">
            <text:p>Draconis Combine</text:p>
          </table:table-cell>
          <table:table-cell table:style-name="ce78" office:value-type="string">
            <text:p>Lyran Alliance</text:p>
          </table:table-cell>
          <table:table-cell table:style-name="ce81" office:value-type="string">
            <text:p>Free Worlds League</text:p>
          </table:table-cell>
          <table:table-cell table:style-name="ce83" office:value-type="string">
            <text:p>Capellan Confederation</text:p>
          </table:table-cell>
          <table:table-cell table:style-name="ce1"/>
          <table:table-cell table:style-name="ce87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8" office:value-type="string">
            <text:p>House Davion</text:p>
          </table:table-cell>
          <table:table-cell table:style-name="ce76" office:value-type="string">
            <text:p>House Kurita</text:p>
          </table:table-cell>
          <table:table-cell table:style-name="ce79" office:value-type="string">
            <text:p>House Steiner</text:p>
          </table:table-cell>
          <table:table-cell table:style-name="ce82" office:value-type="string">
            <text:p>House Marik</text:p>
          </table:table-cell>
          <table:table-cell table:style-name="ce84" office:value-type="string">
            <text:p>House Liao</text:p>
          </table:table-cell>
          <table:table-cell table:style-name="ce19"/>
          <table:table-cell table:style-name="ce88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9" office:value-type="float" office:value="20">
            <text:p>20</text:p>
          </table:table-cell>
          <table:table-cell table:style-name="ce38" office:value-type="string">
            <text:p>LCT-3D (2xLRM5)</text:p>
          </table:table-cell>
          <table:table-cell/>
          <table:table-cell table:style-name="ce38" office:value-type="string">
            <text:p>LCT-3S (MBL+2xSSRM2)</text:p>
          </table:table-cell>
          <table:table-cell table:style-name="ce38" office:value-type="string">
            <text:p>LCT-3M (MBL+4xSBL+AMS)</text:p>
          </table:table-cell>
          <table:table-cell table:style-name="ce38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26" table:number-columns-repeated="3"/>
          <table:table-cell table:style-name="ce38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Wasp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ball</text:p>
          </table:table-cell>
          <table:table-cell table:style-name="ce39" office:value-type="float" office:value="20">
            <text:p>20</text:p>
          </table:table-cell>
          <table:table-cell table:style-name="ce38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inger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Kabuto</text:p>
          </table:table-cell>
          <table:table-cell table:style-name="ce39" office:value-type="float" office:value="20">
            <text:p>20</text:p>
          </table:table-cell>
          <table:table-cell table:style-name="ce26"/>
          <table:table-cell table:style-name="ce38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2"/>
          <table:table-cell table:style-name="ce80"/>
          <table:table-cell table:style-name="ce27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ossack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9" office:value-type="float" office:value="20">
            <text:p>20</text:p>
          </table:table-cell>
          <table:table-cell table:number-columns-repeated="4"/>
          <table:table-cell table:style-name="ce38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9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9" office:value-type="float" office:value="25">
            <text:p>25</text:p>
          </table:table-cell>
          <table:table-cell table:number-columns-repeated="2"/>
          <table:table-cell table:style-name="ce38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9" office:value-type="float" office:value="25">
            <text:p>25</text:p>
          </table:table-cell>
          <table:table-cell table:number-columns-repeated="2"/>
          <table:table-cell table:style-name="ce38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9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9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pider</text:p>
          </table:table-cell>
          <table:table-cell table:style-name="ce39" office:value-type="float" office:value="30">
            <text:p>30</text:p>
          </table:table-cell>
          <table:table-cell table:style-name="ce26"/>
          <table:table-cell table:style-name="ce38" office:value-type="string">
            <text:p>SDR-7K (2xMPL,JJ)</text:p>
          </table:table-cell>
          <table:table-cell table:style-name="ce26"/>
          <table:table-cell table:style-name="ce38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Jackal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3" office:value-type="string">
            <text:p>Battle Hawk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Hitman</text:p>
          </table:table-cell>
          <table:table-cell table:style-name="ce41" office:value-type="float" office:value="30">
            <text:p>30</text:p>
          </table:table-cell>
          <table:table-cell table:style-name="ce49"/>
          <table:table-cell table:style-name="ce51" office:value-type="string">
            <text:p>HM-1 (3xMBL+LRM5+TAG+ECM+BAP+MASC)</text:p>
          </table:table-cell>
          <table:table-cell table:style-name="ce51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Hammer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38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Valkyrie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9" office:value-type="float" office:value="30">
            <text:p>30</text:p>
          </table:table-cell>
          <table:table-cell table:number-columns-repeated="2"/>
          <table:table-cell table:style-name="ce38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UM-R70 (RAC5+ERMBL+ERSBL+JJ)</text:p>
          </table:table-cell>
          <table:table-cell table:style-name="ce38" office:value-type="string">
            <text:p>UM-R68 (MRM30+SPL+SBL+JJ)</text:p>
          </table:table-cell>
          <table:table-cell/>
          <table:table-cell table:style-name="ce38" office:value-type="string">
            <text:p>UM-R69 (UAC10+ERSBL+SPL+JJ)</text:p>
          </table:table-cell>
          <table:table-cell table:style-name="ce38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number-columns-repeated="4"/>
          <table:table-cell table:style-name="ce38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starter</text:p>
          </table:table-cell>
          <table:table-cell table:style-name="ce39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wens</text:p>
          </table:table-cell>
          <table:table-cell table:style-name="ce39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Wolfhound</text:p>
          </table:table-cell>
          <table:table-cell table:style-name="ce39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9" office:value-type="float" office:value="35">
            <text:p>35</text:p>
          </table:table-cell>
          <table:table-cell table:number-columns-repeated="2"/>
          <table:table-cell table:style-name="ce38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Raven</text:p>
          </table:table-cell>
          <table:table-cell table:style-name="ce39" office:value-type="float" office:value="35">
            <text:p>35</text:p>
          </table:table-cell>
          <table:table-cell/>
          <table:table-cell table:style-name="ce38" office:value-type="string">
            <text:p>RVN-3L (2xMBL+SRM6+TAG+NARC+BAP+ECM)</text:p>
          </table:table-cell>
          <table:table-cell/>
          <table:table-cell table:style-name="ce38" office:value-type="string">
            <text:p>RVN-3M (LRM-15,2xSBL,SPL,Narc)</text:p>
          </table:table-cell>
          <table:table-cell table:style-name="ce38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9" office:value-type="float" office:value="35">
            <text:p>35</text:p>
          </table:table-cell>
          <table:table-cell table:number-columns-repeated="2"/>
          <table:table-cell table:style-name="ce38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9" office:value-type="float" office:value="35">
            <text:p>35</text:p>
          </table:table-cell>
          <table:table-cell table:number-columns-repeated="2" table:style-name="ce38" office:value-type="string">
            <text:p>TLN-5Z (2xERLBL)</text:p>
          </table:table-cell>
          <table:table-cell table:style-name="ce38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9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9" office:value-type="float" office:value="35">
            <text:p>35</text:p>
          </table:table-cell>
          <table:table-cell table:style-name="ce38" office:value-type="string">
            <text:p>BZK-G1 (LBX10,2xMBL)</text:p>
          </table:table-cell>
          <table:table-cell/>
          <table:table-cell table:style-name="ce38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9" office:value-type="float" office:value="35">
            <text:p>35</text:p>
          </table:table-cell>
          <table:table-cell/>
          <table:table-cell table:style-name="ce38"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icada</text:p>
          </table:table-cell>
          <table:table-cell table:style-name="ce39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entinel</text:p>
          </table:table-cell>
          <table:table-cell table:style-name="ce39" office:value-type="float" office:value="40">
            <text:p>40</text:p>
          </table:table-cell>
          <table:table-cell table:style-name="ce38" office:value-type="string">
            <text:p>STN-4D (RAC5+ERMBL)</text:p>
          </table:table-cell>
          <table:table-cell table:style-name="ce38" office:value-type="string">
            <text:p>STN-M (UAC5,MBL,SRM-2)</text:p>
          </table:table-cell>
          <table:table-cell table:style-name="ce38" office:value-type="string">
            <text:p>STN-3L (UAC5,SBL,SSRM2)</text:p>
          </table:table-cell>
          <table:table-cell table:style-name="ce38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aimyo</text:p>
          </table:table-cell>
          <table:table-cell table:style-name="ce39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rider</text:p>
          </table:table-cell>
          <table:table-cell table:style-name="ce39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a Yu</text:p>
          </table:table-cell>
          <table:table-cell table:style-name="ce39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himera</text:p>
          </table:table-cell>
          <table:table-cell table:style-name="ce39" office:value-type="float" office:value="40">
            <text:p>40</text:p>
          </table:table-cell>
          <table:table-cell table:style-name="ce38" office:value-type="string">
            <text:p>CMA-1S (ERLBL/ERMBL/MRM20/MG+JJ)</text:p>
          </table:table-cell>
          <table:table-cell table:number-columns-repeated="2" table:style-name="ce38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9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9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9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Pheonix Hawk</text:p>
          </table:table-cell>
          <table:table-cell table:style-name="ce39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9" office:value-type="float" office:value="45">
            <text:p>45</text:p>
          </table:table-cell>
          <table:table-cell table:style-name="ce38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9" office:value-type="float" office:value="45">
            <text:p>45</text:p>
          </table:table-cell>
          <table:table-cell table:style-name="ce38" office:value-type="string">
            <text:p>BJ-2 (2xERLBL,4xSSRM2,JJ)</text:p>
          </table:table-cell>
          <table:table-cell table:style-name="ce38" office:value-type="string">
            <text:p>BJ2-O Prime (2xUAC5+4xMBL+4xMG+JJ)</text:p>
          </table:table-cell>
          <table:table-cell/>
          <table:table-cell table:style-name="ce38" office:value-type="string">
            <text:p>BJ2-O Prime (2xUAC5+4xMBL+4xMG+JJ)</text:p>
          </table:table-cell>
          <table:table-cell table:style-name="ce38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style-name="ce38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9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Legionnaire</text:p>
          </table:table-cell>
          <table:table-cell table:style-name="ce41" office:value-type="float" office:value="50">
            <text:p>50</text:p>
          </table:table-cell>
          <table:table-cell table:style-name="ce51" office:value-type="string">
            <text:p>LGN-2D (RAC5)</text:p>
          </table:table-cell>
          <table:table-cell table:style-name="ce51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/>
          <table:table-cell table:style-name="ce42"/>
          <table:table-cell table:style-name="ce52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 office:value-type="string">
            <text:p>Starslayer</text:p>
          </table:table-cell>
          <table:table-cell table:style-name="ce43" office:value-type="float" office:value="50">
            <text:p>50</text:p>
          </table:table-cell>
          <table:table-cell table:style-name="ce55" office:value-type="string">
            <text:p>STY-3D (ERPPC+LBL+3xMBL)</text:p>
          </table:table-cell>
          <table:table-cell table:style-name="ce55"/>
          <table:table-cell table:style-name="ce55" office:value-type="string">
            <text:p>STY-3C (2xLBL+2xMBL+SRM4+SBL)</text:p>
          </table:table-cell>
          <table:table-cell table:style-name="ce55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Uziel</text:p>
          </table:table-cell>
          <table:table-cell table:style-name="ce39" office:value-type="float" office:value="50">
            <text:p>50</text:p>
          </table:table-cell>
          <table:table-cell table:style-name="ce26" table:number-columns-repeated="2"/>
          <table:table-cell table:style-name="ce38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style-name="ce39"/>
          <table:table-cell table:style-name="ce26" table:number-columns-repeated="2"/>
          <table:table-cell table:style-name="ce38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9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Enforcer</text:p>
          </table:table-cell>
          <table:table-cell table:style-name="ce39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9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9" office:value-type="float" office:value="50">
            <text:p>50</text:p>
          </table:table-cell>
          <table:table-cell table:number-columns-repeated="3" table:style-name="ce38" office:value-type="string">
            <text:p>HBK-4G (AC20, 2xMBL,SBL)</text:p>
          </table:table-cell>
          <table:table-cell table:style-name="ce38" office:value-type="string">
            <text:p>HBK-5M (AC20,2xMBL,SPL,bad ammo)</text:p>
          </table:table-cell>
          <table:table-cell table:style-name="ce38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38" office:value-type="string">
            <text:p>HBK-4P (8xMBL)</text:p>
          </table:table-cell>
          <table:table-cell/>
          <table:table-cell table:style-name="ce38" office:value-type="string">
            <text:p>HBK-5S (LBX20,2xMPL,SPL)</text:p>
          </table:table-cell>
          <table:table-cell table:number-columns-repeated="2" table:style-name="ce38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9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Kintaro</text:p>
          </table:table-cell>
          <table:table-cell table:style-name="ce39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en Shen</text:p>
          </table:table-cell>
          <table:table-cell table:style-name="ce39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9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ervish</text:p>
          </table:table-cell>
          <table:table-cell table:style-name="ce39" office:value-type="float" office:value="55">
            <text:p>55</text:p>
          </table:table-cell>
          <table:table-cell table:style-name="ce38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9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Quickdraw</text:p>
          </table:table-cell>
          <table:table-cell table:style-name="ce39" office:value-type="float" office:value="60">
            <text:p>60</text:p>
          </table:table-cell>
          <table:table-cell table:style-name="ce26"/>
          <table:table-cell table:style-name="ce26" office:value-type="string">
            <text:p>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eoman</text:p>
          </table:table-cell>
          <table:table-cell table:style-name="ce39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rgus</text:p>
          </table:table-cell>
          <table:table-cell table:style-name="ce39" office:value-type="float" office:value="60">
            <text:p>60</text:p>
          </table:table-cell>
          <table:table-cell table:style-name="ce38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nvil</text:p>
          </table:table-cell>
          <table:table-cell table:style-name="ce39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Dragon</text:p>
          </table:table-cell>
          <table:table-cell table:style-name="ce39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Dragon</text:p>
          </table:table-cell>
          <table:table-cell table:style-name="ce39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Rifleman</text:p>
          </table:table-cell>
          <table:table-cell table:style-name="ce39" office:value-type="float" office:value="60">
            <text:p>60</text:p>
          </table:table-cell>
          <table:table-cell table:style-name="ce38" office:value-type="string">
            <text:p>RFL-5D (2xPPC+2xLBL+2xMBL)</text:p>
          </table:table-cell>
          <table:table-cell table:style-name="ce26" table:number-columns-repeated="2"/>
          <table:table-cell table:style-name="ce38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38" office:value-type="string">
            <text:p>RFL-6X (2xLBX10+2xERMBL+2xERSBL)</text:p>
          </table:table-cell>
          <table:table-cell table:style-name="ce26" table:number-columns-repeated="2"/>
          <table:table-cell table:style-name="ce38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empest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hunderbolt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Jinggau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Catapult</text:p>
          </table:table-cell>
          <table:table-cell table:style-name="ce39" office:value-type="float" office:value="65">
            <text:p>65</text:p>
          </table:table-cell>
          <table:table-cell table:style-name="ce38" office:value-type="string">
            <text:p>CTPL-C2 (2xLRM15,2xLBX2)</text:p>
          </table:table-cell>
          <table:table-cell table:style-name="ce38" office:value-type="string">
            <text:p>CPLT-K5 (2xMRM30,2xMPL)</text:p>
          </table:table-cell>
          <table:table-cell table:style-name="ce38" office:value-type="string">
            <text:p>CPLT-C1 (2xLRM15+4xSBL)</text:p>
          </table:table-cell>
          <table:table-cell table:style-name="ce26"/>
          <table:table-cell table:style-name="ce38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38" office:value-type="string">
            <text:p>CPLT-K2 (2xPPC,2xMBL)</text:p>
          </table:table-cell>
          <table:table-cell table:style-name="ce26" table:number-columns-repeated="2"/>
          <table:table-cell table:style-name="ce38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38" office:value-type="string">
            <text:p>CTPL-C1 (2xLRM15,4xMBL)</text:p>
          </table:table-cell>
          <table:table-cell table:style-name="ce26" table:number-columns-repeated="2"/>
          <table:table-cell table:style-name="ce38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2" office:value-type="string">
            <text:p>Patriot</text:p>
          </table:table-cell>
          <table:table-cell table:style-name="ce41" office:value-type="float" office:value="65">
            <text:p>65</text:p>
          </table:table-cell>
          <table:table-cell table:style-name="ce49" table:number-columns-repeated="3"/>
          <table:table-cell table:style-name="ce49" office:value-type="string">
            <text:p>PKM-2C (ArrowIV+HeavyPPC+ECM)</text:p>
          </table:table-cell>
          <table:table-cell table:style-name="ce49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9" office:value-type="float" office:value="65">
            <text:p>65</text:p>
          </table:table-cell>
          <table:table-cell table:style-name="ce38" office:value-type="string">
            <text:p>JM6-DD (2xUAC5+2xAC2+2xMPL)</text:p>
          </table:table-cell>
          <table:table-cell table:style-name="ce38" office:value-type="string">
            <text:p>JM7-D (2xUAC5/ERLBL/MPL)</text:p>
          </table:table-cell>
          <table:table-cell table:style-name="ce38" office:value-type="string">
            <text:p>JM6-DG (2xGauss+2xERMBL)</text:p>
          </table:table-cell>
          <table:table-cell table:number-columns-repeated="2" table:style-name="ce38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38" office:value-type="string">
            <text:p>JM7-D (2xUAC5/ERLBL/MPL)</text:p>
          </table:table-cell>
          <table:table-cell/>
          <table:table-cell table:style-name="ce38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 office:value-type="float" office:value="70">
            <text:p>70</text:p>
          </table:table-cell>
          <table:table-cell table:style-name="ce38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rcules</text:p>
          </table:table-cell>
          <table:table-cell table:style-name="ce39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rcher</text:p>
          </table:table-cell>
          <table:table-cell table:style-name="ce39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9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9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Warhammer</text:p>
          </table:table-cell>
          <table:table-cell table:style-name="ce44" office:value-type="float" office:value="70">
            <text:p>70</text:p>
          </table:table-cell>
          <table:table-cell table:style-name="ce38" office:value-type="string">
            <text:p>WHM-6D (2xPPC+2xMBL+2xSBL)</text:p>
          </table:table-cell>
          <table:table-cell table:style-name="ce38" office:value-type="string">
            <text:p>WHM-6K (2xPPC+SRM6+2xMBL+2xSBL)</text:p>
          </table:table-cell>
          <table:table-cell table:style-name="ce38" office:value-type="string">
            <text:p>WHM-7S (2xERPPC+2xSSRM2+2xMPL+2xSBL)</text:p>
          </table:table-cell>
          <table:table-cell table:style-name="ce38" office:value-type="string">
            <text:p>WHM-7M (2xERPPC+SRM6+2xMBL+MG+AMS)</text:p>
          </table:table-cell>
          <table:table-cell table:style-name="ce38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9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vatar</text:p>
          </table:table-cell>
          <table:table-cell table:style-name="ce39" office:value-type="float" office:value="70">
            <text:p>70</text:p>
          </table:table-cell>
          <table:table-cell/>
          <table:table-cell table:style-name="ce38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/>
          <table:table-cell table:style-name="ce38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Falconer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ragon Fire</text:p>
          </table:table-cell>
          <table:table-cell table:style-name="ce39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rion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lashman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ao Hu</text:p>
          </table:table-cell>
          <table:table-cell table:style-name="ce39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ugenja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ammerhands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9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9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arauder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45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9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9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9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O-Bakemono</text:p>
          </table:table-cell>
          <table:table-cell table:style-name="ce39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9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9" office:value-type="float" office:value="80">
            <text:p>80</text:p>
          </table:table-cell>
          <table:table-cell table:number-columns-repeated="3" table:style-name="ce38" office:value-type="string">
            <text:p>AWS-8Q (3xPPC)</text:p>
          </table:table-cell>
          <table:table-cell table:style-name="ce38" office:value-type="string">
            <text:p>AWS-9M (3xERPPC, SSRM4)</text:p>
          </table:table-cell>
          <table:table-cell table:style-name="ce38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9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ttlemaster</text:p>
          </table:table-cell>
          <table:table-cell table:style-name="ce39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u Huang</text:p>
          </table:table-cell>
          <table:table-cell table:style-name="ce39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alker</text:p>
          </table:table-cell>
          <table:table-cell table:style-name="ce39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9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Highlander</text:p>
          </table:table-cell>
          <table:table-cell table:style-name="ce39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Albatross</text:p>
          </table:table-cell>
          <table:table-cell table:style-name="ce39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nshee</text:p>
          </table:table-cell>
          <table:table-cell table:style-name="ce39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Sagittaire</text:p>
          </table:table-cell>
          <table:table-cell table:style-name="ce39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Naginata</text:p>
          </table:table-cell>
          <table:table-cell table:style-name="ce39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9" office:value-type="float" office:value="100">
            <text:p>100</text:p>
          </table:table-cell>
          <table:table-cell table:style-name="ce38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9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9" office:value-type="float" office:value="100">
            <text:p>100</text:p>
          </table:table-cell>
          <table:table-cell table:style-name="ce38" office:value-type="string">
            <text:p>AS7-D (AC20/SRM6/LRM20/4xMBL)</text:p>
          </table:table-cell>
          <table:table-cell table:style-name="ce38" office:value-type="string">
            <text:p>AS7-K (Gauss,2xERLBL,LRM-20,AMS)</text:p>
          </table:table-cell>
          <table:table-cell table:style-name="ce38" office:value-type="string">
            <text:p>AS7-S2 (HvyGauss,2xERLBL,LRM-15,ECM)</text:p>
          </table:table-cell>
          <table:table-cell table:number-columns-repeated="2" table:style-name="ce38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26" table:number-columns-repeated="2"/>
          <table:table-cell table:style-name="ce38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6" table:number-columns-repeated="3"/>
          <table:table-cell table:style-name="ce56" office:value-type="string">
            <text:p>T-IT-N10M (2xLPL+LRM15+2xSRM6+2xMPL+AMS)</text:p>
          </table:table-cell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57" table:number-columns-repeated="4"/>
          <table:table-cell table:style-name="ce8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8" table:number-columns-spanned="5" table:number-rows-spanned="5"/>
          <table:covered-table-cell table:style-name="ce77"/>
          <table:covered-table-cell table:number-columns-repeated="2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style-name="ce58"/>
          <table:covered-table-cell table:style-name="ce77"/>
          <table:covered-table-cell table:number-columns-repeated="2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LIGHT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Minion (2xMPL)</text:p>
          </table:table-cell>
          <table:table-cell table:style-name="ce63" office:value-type="string">
            <text:p>Pegasus EWAR (2xSRM6+MPL+TAG+ECM+BAP)</text:p>
          </table:table-cell>
          <table:table-cell table:style-name="ce38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38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Scorpion (AC5+MG)</text:p>
          </table:table-cell>
          <table:table-cell table:style-name="ce60" office:value-type="string">
            <text:p>Scimitar (AC5+SRM4)</text:p>
          </table:table-cell>
          <table:table-cell table:style-name="ce63" office:value-type="string">
            <text:p>Plainsman (2xSRM6+SRM2)</text:p>
          </table:table-cell>
          <table:table-cell table:style-name="ce63" office:value-type="string">
            <text:p>Harasser (2xSRM6)</text:p>
          </table:table-cell>
          <table:table-cell table:style-name="ce63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Harasser (2xSRM6)</text:p>
          </table:table-cell>
          <table:table-cell table:style-name="ce38" office:value-type="string">
            <text:p>Saracen MRM (MRM20+SSRM2)</text:p>
          </table:table-cell>
          <table:table-cell table:style-name="ce38" office:value-type="string">
            <text:p>Scorpion (AC5+MG)</text:p>
          </table:table-cell>
          <table:table-cell table:style-name="ce63" office:value-type="string">
            <text:p>Galleon 102 (MPL+2xMBL+BAP)</text:p>
          </table:table-cell>
          <table:table-cell table:style-name="ce38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office:value-type="string">
            <text:p>Saladin (AC20)</text:p>
          </table:table-cell>
          <table:table-cell/>
          <table:table-cell table:style-name="ce63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/>
          <table:table-cell/>
          <table:table-cell table:style-name="ce60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2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MEDIUM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Goblin IFV (LPL+SRM6+2xMG+AMS)</text:p>
          </table:table-cell>
          <table:table-cell table:style-name="ce60" office:value-type="string">
            <text:p>Sabaku Kaze (4xMBL+2xSRM4+2xSBL)</text:p>
          </table:table-cell>
          <table:table-cell table:style-name="ce63" office:value-type="string">
            <text:p>Vedette (UAC5+2xMBL+MG)</text:p>
          </table:table-cell>
          <table:table-cell table:style-name="ce63" office:value-type="string">
            <text:p>Goblin IFV (LPL+SRM6+2xMG+AMS)</text:p>
          </table:table-cell>
          <table:table-cell table:style-name="ce63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Vedette (UAC5+2xMBL+MG)</text:p>
          </table:table-cell>
          <table:table-cell table:style-name="ce60" office:value-type="string">
            <text:p>Bulldog (LBL+2xSRM4+MG)</text:p>
          </table:table-cell>
          <table:table-cell table:style-name="ce6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60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Musketeer (RAC5+2xSSRM2)</text:p>
          </table:table-cell>
          <table:table-cell/>
          <table:table-cell table:style-name="ce60" office:value-type="string">
            <text:p>Glaive (ERLBL+LRM15+2xMG)</text:p>
          </table:table-cell>
          <table:table-cell table:style-name="ce63" office:value-type="string">
            <text:p>Vedette M (Lgauss)</text:p>
          </table:table-cell>
          <table:table-cell table:style-name="ce63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/>
          <table:table-cell/>
          <table:table-cell table:style-name="ce60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60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 table:number-columns-repeated="3"/>
          <table:table-cell table:style-name="ce60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2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HEAVY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orningstar (AC10+3xMG)</text:p>
          </table:table-cell>
          <table:table-cell table:style-name="ce60" office:value-type="string">
            <text:p>Tokugawa (LBX10+SSRM6+2xMPL)</text:p>
          </table:table-cell>
          <table:table-cell table:style-name="ce6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63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anticore (PPC+LRM10+SRM6+MBL)</text:p>
          </table:table-cell>
          <table:table-cell table:style-name="ce38" office:value-type="string">
            <text:p>Manticore K (PPC+SSRM4+LRM10+SSRM2)</text:p>
          </table:table-cell>
          <table:table-cell table:style-name="ce63" office:value-type="string">
            <text:p>Rommel (AC20+LRM5+SBL)</text:p>
          </table:table-cell>
          <table:table-cell table:style-name="ce38" office:value-type="string">
            <text:p>Manticore (PPC+LRM10+SRM6+MBL)</text:p>
          </table:table-cell>
          <table:table-cell table:style-name="ce60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Typhoon (AC20+4xSSRM2+SRM6+2xMPL+SPL+BAP)</text:p>
          </table:table-cell>
          <table:table-cell/>
          <table:table-cell table:style-name="ce38" office:value-type="string">
            <text:p>Manticore S (LPL+LRM10+SRM6+SSRM2)</text:p>
          </table:table-cell>
          <table:table-cell table:style-name="ce60" office:value-type="string">
            <text:p>SRM Carrier (10xSRM6)</text:p>
          </table:table-cell>
          <table:table-cell table:style-name="ce60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Manteuffel (RAC5+3xERMBL+ECM)</text:p>
          </table:table-cell>
          <table:table-cell table:style-name="ce60"/>
          <table:table-cell table:style-name="ce63" office:value-type="string">
            <text:p>Manteuffel S (HGauss+MBL+ERSBL)</text:p>
          </table:table-cell>
          <table:table-cell table:style-name="ce60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/>
          <table:table-cell table:style-name="ce60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60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26"/>
          <table:table-cell table:style-name="ce60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ASSAULT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Demolisher (2xAC20)</text:p>
          </table:table-cell>
          <table:table-cell table:style-name="ce60" office:value-type="string">
            <text:p>Narukami (Gauss+2xPPC+2xAMS)</text:p>
          </table:table-cell>
          <table:table-cell table:style-name="ce60" office:value-type="string">
            <text:p>Gurteltier (Gauss+ERPPC+LRM10+3xMG)</text:p>
          </table:table-cell>
          <table:table-cell table:style-name="ce60" office:value-type="string">
            <text:p>Ontos Mk II (4xMBL+3xMPL+LRM15+SRM6+SRM4)</text:p>
          </table:table-cell>
          <table:table-cell table:style-name="ce63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Glory (RAC5+2xLRM15+2xERMBL)</text:p>
          </table:table-cell>
          <table:table-cell table:style-name="ce60" office:value-type="string">
            <text:p>Schrek C3 (2xPPC+1xLPPC+ECM+AMS)</text:p>
          </table:table-cell>
          <table:table-cell table:style-name="ce60" office:value-type="string">
            <text:p>Fortune (2xLBX20)</text:p>
          </table:table-cell>
          <table:table-cell table:style-name="ce60" office:value-type="string">
            <text:p>Ontos Mk IILG (3xLGauss+2xERMBL)</text:p>
          </table:table-cell>
          <table:table-cell table:style-name="ce63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Challenger (Gauss+LBX10+LRM10+2xMPL+2xSSRM2+SPL+AMS)</text:p>
          </table:table-cell>
          <table:table-cell table:style-name="ce60"/>
          <table:table-cell table:style-name="ce26" office:value-type="string">
            <text:p>DI Morgan (3xERPPC+2xMG)</text:p>
          </table:table-cell>
          <table:table-cell table:style-name="ce26"/>
          <table:table-cell table:style-name="ce60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6" office:value-type="string">
            <text:p>Alacorn (3xGauss)</text:p>
          </table:table-cell>
          <table:table-cell table:style-name="ce60"/>
          <table:table-cell table:style-name="ce26" office:value-type="string">
            <text:p>Alacorn VII (2xHGauss)</text:p>
          </table:table-cell>
          <table:table-cell table:style-name="ce60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PC</text:p>
          </table:table-cell>
          <table:table-cell/>
          <table:table-cell table:style-name="ce63" office:value-type="string">
            <text:p>Badger (3xERMBL+SSRM2)</text:p>
          </table:table-cell>
          <table:table-cell table:style-name="ce60" office:value-type="string">
            <text:p>Mamono (SnubPPC+MRM40+MG+AMS)</text:p>
          </table:table-cell>
          <table:table-cell table:style-name="ce60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60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60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RM Support</text:p>
          </table:table-cell>
          <table:table-cell/>
          <table:table-cell table:style-name="ce63" office:value-type="string">
            <text:p>Striker (LRM15+2xSSRM2)</text:p>
          </table:table-cell>
          <table:table-cell table:style-name="ce63" office:value-type="string">
            <text:p>Saracen (LRM10+SRM6)</text:p>
          </table:table-cell>
          <table:table-cell table:style-name="ce38" office:value-type="string">
            <text:p>Hunter (2xLRM15)</text:p>
          </table:table-cell>
          <table:table-cell table:style-name="ce60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60" office:value-type="string">
            <text:p>Pilum (2xLRM15+2xMPL+2xSSRM2)</text:p>
          </table:table-cell>
          <table:table-cell/>
          <table:table-cell table:style-name="ce60" office:value-type="string">
            <text:p>SturmFeur (2xLRM20+2xMG)</text:p>
          </table:table-cell>
          <table:table-cell table:style-name="ce6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3"/>
          <table:table-cell table:number-columns-repeated="1023"/>
        </table:table-row>
        <table:table-row table:style-name="ro4">
          <table:table-cell table:style-name="ce23" office:value-type="string">
            <text:p>Artillery</text:p>
          </table:table-cell>
          <table:table-cell/>
          <table:table-cell table:style-name="ce6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63" office:value-type="string">
            <text:p>Marksman (Sniper+2xERSBL)</text:p>
          </table:table-cell>
          <table:table-cell table:style-name="ce60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office:value-type="string">
            <text:p>Pilum Arrow (1xArrow+2xMPL+2xSSRM2)</text:p>
          </table:table-cell>
          <table:table-cell table:style-name="ce60" office:value-type="string">
            <text:p>Schiltron (2xArrow+2xMBL+4xSBL)</text:p>
          </table:table-cell>
          <table:table-cell table:style-name="ce60" office:value-type="string">
            <text:p>Chaparral (1xArrow+2xMBL+SRM6)</text:p>
          </table:table-cell>
          <table:table-cell table:style-name="ce60"/>
          <table:table-cell table:style-name="ce60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 office:value-type="string">
            <text:p>Centurion (3xMBL)</text:p>
          </table:table-cell>
          <table:table-cell table:style-name="ce26" office:value-type="string">
            <text:p>Cheetah (4xERMBL+1xSBL)</text:p>
          </table:table-cell>
          <table:table-cell table:style-name="ce26" office:value-type="string">
            <text:p>Guardian (1xSRM6)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>
            <text:p>Thrush (3xERMBL)</text:p>
          </table:table-cell>
          <table:table-cell table:number-columns-repeated="1017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7"/>
          <table:table-cell office:value-type="string">
            <text:p>Eagle (2xPPC+4xMBL)</text:p>
          </table:table-cell>
          <table:table-cell office:value-type="string">
            <text:p>SL-15K Slayer (1xLBX10+6xERMBL)</text:p>
          </table:table-cell>
          <table:table-cell office:value-type="string">
            <text:p>Eagle (3xLBL+4xERMBL)</text:p>
          </table:table-cell>
          <table:table-cell office:value-type="string">
            <text:p>Eagle (3xLBL+4xMBL)</text:p>
          </table:table-cell>
          <table:table-cell office:value-type="string">
            <text:p>Transgressor TR-13A (3xERLBL+4xMBL)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Assault/Omni Fighter</text:p>
          </table:table-cell>
          <table:table-cell/>
          <table:table-cell office:value-type="string">
            <text:p>Thunderbird (3xERLBL+5xMBL+2xLRM20)</text:p>
          </table:table-cell>
          <table:table-cell office:value-type="string">
            <text:p>Tatsu (1xMRM10+2xLPL+2xMBL+2xMPL+MRM30)</text:p>
          </table:table-cell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office:value-type="string">
            <text:p>Transgressor TR-14 (1xAC20,3xMBL)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ippewa (2xLRM15+4xLPL+2xSPL+2xMPL+SRM6)</text:p>
          </table:table-cell>
          <table:table-cell office:value-type="string">
            <text:p>Riever (AC20+4xSRM6+LRM10)</text:p>
          </table:table-cell>
          <table:table-cell office:value-type="string">
            <text:p>Transgressor TR-16 (2xGauss,3xMBL)</text:p>
          </table:table-cell>
          <table:table-cell table:number-columns-repeated="1017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5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14">
          <table:table-cell table:style-name="ce1" office:value-type="string">
            <text:p>ALT</text:p>
            <text:p><text:s/>VEHICLES</text:p>
          </table:table-cell>
          <table:table-cell/>
          <table:table-cell table:style-name="ce64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BASE VEHICLES</text:p>
          </table:table-cell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style-name="ce63" office:value-type="string">
            <text:p>Packrat</text:p>
          </table:table-cell>
          <table:table-cell table:style-name="ce63" office:value-type="string">
            <text:p>Packrat</text:p>
          </table:table-cell>
          <table:table-cell table:style-name="ce63" office:value-type="string">
            <text:p>Packrat</text:p>
          </table:table-cell>
          <table:table-cell table:style-name="ce63" office:value-type="string">
            <text:p>Packrat</text:p>
          </table:table-cell>
          <table:table-cell table:style-name="ce63" office:value-type="string">
            <text:p>Packrat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3" office:value-type="string">
            <text:p>Scorpion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3" office:value-type="string">
            <text:p>Pegasus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number-columns-repeated="5" table:style-name="ce63" office:value-type="string">
            <text:p>Myrmidon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0" office:value-type="string">
            <text:p>Bulldog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6" office:value-type="string">
            <text:p>Hunt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PC</text:p>
          </table:table-cell>
          <table:table-cell/>
          <table:table-cell table:number-columns-repeated="5" table:style-name="ce68" office:value-type="string">
            <text:p>Heavy Tracked APC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HEAVY UPGRADE</text:p>
          </table:table-cell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SSAULT</text:p>
          </table:table-cell>
          <table:table-cell/>
          <table:table-cell table:number-columns-repeated="5" table:style-name="ce66" office:value-type="string">
            <text:p>Demolish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Behemoth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8" office:value-type="string">
            <text:p>LRM Carri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rtillery</text:p>
          </table:table-cell>
          <table:table-cell/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ST UPGRADE</text:p>
          </table:table-cell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style-name="ce67" office:value-type="string">
            <text:p>2 x Gabriel (replaces Packrat)</text:p>
          </table:table-cell>
          <table:table-cell table:number-columns-repeated="4" table:style-name="ce67" office:value-type="string">
            <text:p>2 x Gabriel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Scimitar (replaces Scorpion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Saladin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office:value-type="string">
            <text:p>rFL-5D (2xPPC+2xLBL+2xMBL)</text:p>
          </table:table-cell>
          <table:table-cell table:style-name="ce67" table:number-columns-repeated="4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LTV-4 (replaces Myrmidon)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VTOL</text:p>
          </table:table-cell>
          <table:table-cell/>
          <table:table-cell table:number-columns-repeated="5" table:style-name="ce67" office:value-type="string">
            <text:p>Ripp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Warrio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Peregrine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7" office:value-type="string">
            <text:p>Saracen (replaces Hunter)</text:p>
          </table:table-cell>
          <table:table-cell table:number-columns-repeated="1017"/>
        </table:table-row>
        <table:table-row table:style-name="ro4" table:number-rows-repeated="5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 table:number-rows-repeated="2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CTION UPGRADE</text:p>
          </table:table-cell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style-name="ce26" office:value-type="string">
            <text:p>Darter (replace Packrat)</text:p>
          </table:table-cell>
          <table:table-cell table:style-name="ce26" office:value-type="string">
            <text:p>2 x Skulker (replace Packrat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 table:style-name="ce26" office:value-type="string">
            <text:p>Pegasus (Kurita) (replace Pegasus)</text:p>
          </table:table-cell>
          <table:table-cell table:style-name="ce26"/>
          <table:table-cell table:style-name="ce26" office:value-type="string">
            <text:p>Galleon GAL-102 (replace Scorpion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table:number-columns-repeated="3"/>
          <table:table-cell table:style-name="ce26" office:value-type="string">
            <text:p>Main Gauche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/>
          <table:table-cell table:style-name="ce26"/>
          <table:table-cell table:style-name="ce60"/>
          <table:table-cell table:style-name="ce26"/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style-name="ce26" office:value-type="string">
            <text:p>Goblin IFV (replace Bulldog)</text:p>
          </table:table-cell>
          <table:table-cell table:style-name="ce26" office:value-type="string">
            <text:p>Tokugawa (replace Myrmidon)</text:p>
          </table:table-cell>
          <table:table-cell table:style-name="ce26" office:value-type="string">
            <text:p>Glaive (replace Bulldog)</text:p>
          </table:table-cell>
          <table:table-cell table:style-name="ce74" office:value-type="string">
            <text:p>Vedette LG (replace Vedette)</text:p>
          </table:table-cell>
          <table:table-cell table:style-name="ce74" office:value-type="string">
            <text:p>Vedette (Sian) (replace Vedett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Tiger (replace Myrmidon)</text:p>
          </table:table-cell>
          <table:table-cell table:style-name="ce60"/>
          <table:table-cell table:style-name="ce74" office:value-type="string">
            <text:p>Manticore (Steiner) (replace Manticore)</text:p>
          </table:table-cell>
          <table:table-cell table:style-name="ce26" office:value-type="string">
            <text:p>Hetzer</text:p>
          </table:table-cell>
          <table:table-cell table:style-name="ce26" office:value-type="string">
            <text:p>Predato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74" office:value-type="string">
            <text:p>Manticore (Davion) (replace Manticore)</text:p>
          </table:table-cell>
          <table:table-cell table:style-name="ce60"/>
          <table:table-cell table:style-name="ce26" office:value-type="string">
            <text:p>Patton (replace Myrmidon)</text:p>
          </table:table-cell>
          <table:table-cell table:style-name="ce26" office:value-type="string">
            <text:p>Gallant (replace Myrmidon)</text:p>
          </table:table-cell>
          <table:table-cell table:style-name="ce74" office:value-type="string">
            <text:p>Po (replace Myrmidon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Manteuffel</text:p>
          </table:table-cell>
          <table:table-cell table:style-name="ce26"/>
          <table:table-cell table:style-name="ce26" office:value-type="string">
            <text:p>Rommel</text:p>
          </table:table-cell>
          <table:table-cell table:style-name="ce26" office:value-type="string">
            <text:p>SRM Carrier</text:p>
          </table:table-cell>
          <table:table-cell table:style-name="ce26" office:value-type="string">
            <text:p>Zhukov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Typhoon</text:p>
          </table:table-cell>
          <table:table-cell table:style-name="ce26" table:number-columns-repeated="3"/>
          <table:table-cell table:style-name="ce26" office:value-type="string">
            <text:p>Brutus</text:p>
          </table:table-cell>
          <table:table-cell table:number-columns-repeated="1017"/>
        </table:table-row>
        <table:table-row table:style-name="ro4">
          <table:table-cell table:style-name="ce34"/>
          <table:table-cell table:number-columns-repeated="2"/>
          <table:table-cell table:style-name="ce26" table:number-columns-repeated="3"/>
          <table:table-cell table:number-columns-repeated="1018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style-name="ce26" office:value-type="string">
            <text:p>Striker x 2 (replace Hunter)</text:p>
          </table:table-cell>
          <table:table-cell table:style-name="ce26"/>
          <table:table-cell table:style-name="ce26" office:value-type="string">
            <text:p>Hunter Upgrade (replace Hunter)</text:p>
          </table:table-cell>
          <table:table-cell table:style-name="ce26" table:number-columns-repeated="2"/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PC</text:p>
          </table:table-cell>
          <table:table-cell/>
          <table:table-cell table:style-name="ce26" office:value-type="string">
            <text:p>Badger</text:p>
          </table:table-cell>
          <table:table-cell table:style-name="ce26" office:value-type="string">
            <text:p>Mamono</text:p>
          </table:table-cell>
          <table:table-cell table:style-name="ce26" office:value-type="string">
            <text:p>Maxim</text:p>
          </table:table-cell>
          <table:table-cell table:style-name="ce26" office:value-type="string">
            <text:p>Thang-Ta</text:p>
          </table:table-cell>
          <table:table-cell table:style-name="ce26" office:value-type="string">
            <text:p>Blizzard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CTION+HEAVY</text:p>
          </table:table-cell>
          <table:table-cell table:number-columns-repeated="1023"/>
        </table:table-row>
        <table:table-row table:style-name="ro4">
          <table:table-cell table:style-name="ce35" office:value-type="string">
            <text:p>ASSAULT</text:p>
          </table:table-cell>
          <table:table-cell/>
          <table:table-cell office:value-type="string">
            <text:p>Challenger X</text:p>
          </table:table-cell>
          <table:table-cell office:value-type="string">
            <text:p>Narukami</text:p>
          </table:table-cell>
          <table:table-cell office:value-type="string">
            <text:p>Fortune (replaces Demolisher)</text:p>
          </table:table-cell>
          <table:table-cell office:value-type="string">
            <text:p>Ontos II (replace Behemoth)</text:p>
          </table:table-cell>
          <table:table-cell table:number-columns-repeated="1018"/>
        </table:table-row>
        <table:table-row table:style-name="ro4">
          <table:table-cell table:style-name="ce35"/>
          <table:table-cell/>
          <table:table-cell office:value-type="string">
            <text:p>Behemoth (Davion/Armor) (replace Behemoth)</text:p>
          </table:table-cell>
          <table:table-cell office:value-type="string">
            <text:p>Behemoth (Kurita) (replace Behemoth)</text:p>
          </table:table-cell>
          <table:table-cell office:value-type="string">
            <text:p>Gurteltier</text:p>
          </table:table-cell>
          <table:table-cell office:value-type="string">
            <text:p>Ontos III LG (replace Schrek)</text:p>
          </table:table-cell>
          <table:table-cell table:number-columns-repeated="1018"/>
        </table:table-row>
        <table:table-row table:style-name="ro4">
          <table:table-cell table:style-name="ce35"/>
          <table:table-cell/>
          <table:table-cell office:value-type="string">
            <text:p>Alacorn (replace Schrek)</text:p>
          </table:table-cell>
          <table:table-cell/>
          <table:table-cell office:value-type="string">
            <text:p>DI Morgan (replace Schrek)</text:p>
          </table:table-cell>
          <table:table-cell table:number-columns-repeated="1019"/>
        </table:table-row>
        <table:table-row table:style-name="ro4">
          <table:table-cell table:style-name="ce35"/>
          <table:table-cell table:number-columns-repeated="3"/>
          <table:table-cell office:value-type="string">
            <text:p>Alacorn VII</text:p>
          </table:table-cell>
          <table:table-cell table:number-columns-repeated="1019"/>
        </table:table-row>
        <table:table-row table:style-name="ro4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LRM Support</text:p>
          </table:table-cell>
          <table:table-cell/>
          <table:table-cell office:value-type="string">
            <text:p>Pilum x 2</text:p>
          </table:table-cell>
          <table:table-cell office:value-type="string">
            <text:p>Schiltron (B)</text:p>
          </table:table-cell>
          <table:table-cell office:value-type="string">
            <text:p>Sturmfeur (replace LRM Carrier)</text:p>
          </table:table-cell>
          <table:table-cell/>
          <table:table-cell office:value-type="string">
            <text:p>Heavy LRM Carrier</text:p>
          </table:table-cell>
          <table:table-cell table:number-columns-repeated="1017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Artillery</text:p>
          </table:table-cell>
          <table:table-cell/>
          <table:table-cell office:value-type="string">
            <text:p>Pilum (Arrow)</text:p>
          </table:table-cell>
          <table:table-cell office:value-type="string">
            <text:p>Schiltron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17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3" office:value-type="string">
            <text:p>FACTION+FAST</text:p>
          </table:table-cell>
          <table:table-cell table:number-columns-repeated="1023"/>
        </table:table-row>
        <table:table-row table:style-name="ro4">
          <table:table-cell table:style-name="ce35" office:value-type="string">
            <text:p>LIGHT</text:p>
          </table:table-cell>
          <table:table-cell/>
          <table:table-cell office:value-type="string">
            <text:p>Minion (replaces Gabriel)</text:p>
          </table:table-cell>
          <table:table-cell table:number-columns-repeated="1021"/>
        </table:table-row>
        <table:table-row table:style-name="ro4">
          <table:table-cell table:style-name="ce35"/>
          <table:table-cell/>
          <table:table-cell office:value-type="string">
            <text:p>Scimitar (replaces Scorpion)</text:p>
          </table:table-cell>
          <table:table-cell table:number-columns-repeated="1021"/>
        </table:table-row>
        <table:table-row table:style-name="ro4">
          <table:table-cell table:style-name="ce35"/>
          <table:table-cell/>
          <table:table-cell office:value-type="string">
            <text:p>Condor (Davion)</text:p>
          </table:table-cell>
          <table:table-cell table:number-columns-repeated="1021"/>
        </table:table-row>
        <table:table-row table:style-name="ro4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MED/HEAVY</text:p>
          </table:table-cell>
          <table:table-cell/>
          <table:table-cell office:value-type="string">
            <text:p>Fulcrum (replaces Bulldog)</text:p>
          </table:table-cell>
          <table:table-cell table:number-columns-repeated="1021"/>
        </table:table-row>
        <table:table-row table:style-name="ro4" table:number-rows-repeated="9">
          <table:table-cell table:style-name="ce35"/>
          <table:table-cell table:number-columns-repeated="1023"/>
        </table:table-row>
        <table:table-row table:style-name="ro15">
          <table:table-cell table:style-name="ce35"/>
          <table:table-cell table:number-columns-repeated="1023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5"/>
          <table:table-cell/>
          <table:table-cell table:style-name="ce60"/>
          <table:table-cell table:style-name="ce67"/>
          <table:table-cell table:style-name="ce60" table:number-columns-repeated="3"/>
          <table:table-cell table:number-columns-repeated="1017"/>
        </table:table-row>
        <table:table-row table:style-name="ro4">
          <table:table-cell table:style-name="ce35"/>
          <table:table-cell table:number-columns-repeated="4"/>
          <table:table-cell table:style-name="ce60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67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16">
          <table:table-cell table:number-columns-repeated="1024"/>
        </table:table-row>
        <table:table-row table:style-name="ro17">
          <table:table-cell table:style-name="ce37" office:value-type="string">
            <text:p>FACTION</text:p>
            <text:p>LIST</text:p>
            <text:p>EXAMPLE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Darter</text:p>
          </table:table-cell>
          <table:table-cell table:style-name="ce67" office:value-type="string">
            <text:p>Gabriel</text:p>
          </table:table-cell>
          <table:table-cell office:value-type="string">
            <text:p>Centipede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corpion</text:p>
          </table:table-cell>
          <table:table-cell office:value-type="string">
            <text:p>Scimitar</text:p>
          </table:table-cell>
          <table:table-cell office:value-type="string">
            <text:p>Scorpion</text:p>
          </table:table-cell>
          <table:table-cell office:value-type="string">
            <text:p>Galleon 102</text:p>
          </table:table-cell>
          <table:table-cell office:value-type="string">
            <text:p>Scorpio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Pegasus</text:p>
          </table:table-cell>
          <table:table-cell table:style-name="ce26" office:value-type="string">
            <text:p>Pegasus (Kurita)</text:p>
          </table:table-cell>
          <table:table-cell table:style-name="ce26" office:value-type="string">
            <text:p>Plainsman (Upgrade)</text:p>
          </table:table-cell>
          <table:table-cell table:style-name="ce26" office:value-type="string">
            <text:p>Harasser</text:p>
          </table:table-cell>
          <table:table-cell office:value-type="string">
            <text:p>Plainsman (Upgrade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Goblin IFV</text:p>
          </table:table-cell>
          <table:table-cell table:style-name="ce26" office:value-type="string">
            <text:p>Saracen (MRM)</text:p>
          </table:table-cell>
          <table:table-cell table:style-name="ce26" office:value-type="string">
            <text:p>Vedette (NETC Upgrade)</text:p>
          </table:table-cell>
          <table:table-cell table:style-name="ce26" office:value-type="string">
            <text:p>Main Gauche</text:p>
          </table:table-cell>
          <table:table-cell office:value-type="string">
            <text:p>Vedette (Sian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Vedette (NETC Upgrade)</text:p>
          </table:table-cell>
          <table:table-cell table:style-name="ce26" office:value-type="string">
            <text:p>Vedette (NETC Upgrade)</text:p>
          </table:table-cell>
          <table:table-cell table:style-name="ce26" office:value-type="string">
            <text:p>Patton</text:p>
          </table:table-cell>
          <table:table-cell table:style-name="ce26" office:value-type="string">
            <text:p>Vedette LG</text:p>
          </table:table-cell>
          <table:table-cell office:value-type="string">
            <text:p>Predato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Tiger</text:p>
          </table:table-cell>
          <table:table-cell table:style-name="ce26" office:value-type="string">
            <text:p>Tokugawa</text:p>
          </table:table-cell>
          <table:table-cell table:style-name="ce26" office:value-type="string">
            <text:p>Manticore (Steiner)</text:p>
          </table:table-cell>
          <table:table-cell table:number-columns-repeated="2" office:value-type="string">
            <text:p>Bulldog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Manticore (Davion)</text:p>
          </table:table-cell>
          <table:table-cell table:style-name="ce26" office:value-type="string">
            <text:p>Manticore</text:p>
          </table:table-cell>
          <table:table-cell table:style-name="ce26" office:value-type="string">
            <text:p>Glaive</text:p>
          </table:table-cell>
          <table:table-cell table:style-name="ce26" office:value-type="string">
            <text:p>Hetzer</text:p>
          </table:table-cell>
          <table:table-cell office:value-type="string">
            <text:p>Po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Mantueffel</text:p>
          </table:table-cell>
          <table:table-cell table:style-name="ce26" office:value-type="string">
            <text:p>Bulldog</text:p>
          </table:table-cell>
          <table:table-cell table:style-name="ce26" office:value-type="string">
            <text:p>Rommel</text:p>
          </table:table-cell>
          <table:table-cell table:style-name="ce26" office:value-type="string">
            <text:p>Gallant</text:p>
          </table:table-cell>
          <table:table-cell office:value-type="string">
            <text:p>Zhukov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Typhoon</text:p>
          </table:table-cell>
          <table:table-cell table:style-name="ce26" office:value-type="string">
            <text:p>Sabaku Kaze</text:p>
          </table:table-cell>
          <table:table-cell table:style-name="ce26"/>
          <table:table-cell table:style-name="ce26" office:value-type="string">
            <text:p>SRM Carrier</text:p>
          </table:table-cell>
          <table:table-cell office:value-type="string">
            <text:p>Brutus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LRM Support</text:p>
          </table:table-cell>
          <table:table-cell/>
          <table:table-cell table:style-name="ce26" office:value-type="string">
            <text:p>Striker x 2</text:p>
          </table:table-cell>
          <table:table-cell table:style-name="ce26" office:value-type="string">
            <text:p>Saracen</text:p>
          </table:table-cell>
          <table:table-cell table:style-name="ce26" office:value-type="string">
            <text:p>Hunter Upgrade</text:p>
          </table:table-cell>
          <table:table-cell table:style-name="ce26" office:value-type="string">
            <text:p>Stygian x 2</text:p>
          </table:table-cell>
          <table:table-cell office:value-type="string">
            <text:p>Hunt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APC</text:p>
          </table:table-cell>
          <table:table-cell/>
          <table:table-cell table:style-name="ce26" office:value-type="string">
            <text:p>Badger APC</text:p>
          </table:table-cell>
          <table:table-cell table:style-name="ce26" office:value-type="string">
            <text:p>Mamono APC</text:p>
          </table:table-cell>
          <table:table-cell table:style-name="ce26" office:value-type="string">
            <text:p>Maxim</text:p>
          </table:table-cell>
          <table:table-cell table:style-name="ce26" office:value-type="string">
            <text:p>Thang-Ta</text:p>
          </table:table-cell>
          <table:table-cell office:value-type="string">
            <text:p>Blizzard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35" office:value-type="string">
            <text:p>with superheavies</text:p>
          </table:table-cell>
          <table:table-cell/>
          <table:table-cell table:style-name="ce26" office:value-type="string">
            <text:p>Challenger X</text:p>
          </table:table-cell>
          <table:table-cell table:style-name="ce26" office:value-type="string">
            <text:p>Narukami</text:p>
          </table:table-cell>
          <table:table-cell table:style-name="ce26" office:value-type="string">
            <text:p>Gurteltier</text:p>
          </table:table-cell>
          <table:table-cell table:style-name="ce26" office:value-type="string">
            <text:p>Ontos II</text:p>
          </table:table-cell>
          <table:table-cell table:style-name="ce67" office:value-type="string">
            <text:p>Demolish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Behemoth (Armor)</text:p>
          </table:table-cell>
          <table:table-cell table:style-name="ce26" office:value-type="string">
            <text:p>Behemoth (Kurita)</text:p>
          </table:table-cell>
          <table:table-cell table:style-name="ce26" office:value-type="string">
            <text:p>Fortune</text:p>
          </table:table-cell>
          <table:table-cell table:style-name="ce26" office:value-type="string">
            <text:p>Ontos III LG</text:p>
          </table:table-cell>
          <table:table-cell table:style-name="ce67" office:value-type="string">
            <text:p>Behemoth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 table:style-name="ce26" office:value-type="string">
            <text:p>Demolisher</text:p>
          </table:table-cell>
          <table:table-cell table:style-name="ce26" office:value-type="string">
            <text:p>DI Morgan</text:p>
          </table:table-cell>
          <table:table-cell table:style-name="ce26" office:value-type="string">
            <text:p>Demolisher</text:p>
          </table:table-cell>
          <table:table-cell table:style-name="ce67" office:value-type="string">
            <text:p>Schrek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Alacorn</text:p>
          </table:table-cell>
          <table:table-cell table:style-name="ce26" office:value-type="string">
            <text:p>Schrek</text:p>
          </table:table-cell>
          <table:table-cell table:style-name="ce26" office:value-type="string">
            <text:p>Alacorn VII</text:p>
          </table:table-cell>
          <table:table-cell table:style-name="ce26"/>
          <table:table-cell table:number-columns-repeated="1018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LRM Support</text:p>
          </table:table-cell>
          <table:table-cell/>
          <table:table-cell table:style-name="ce26" office:value-type="string">
            <text:p>Pilum x 2</text:p>
          </table:table-cell>
          <table:table-cell table:style-name="ce26" office:value-type="string">
            <text:p>LRM Carrier</text:p>
          </table:table-cell>
          <table:table-cell table:style-name="ce26" office:value-type="string">
            <text:p>Sturmfeur</text:p>
          </table:table-cell>
          <table:table-cell table:style-name="ce26" office:value-type="string">
            <text:p>LRM Carrier</text:p>
          </table:table-cell>
          <table:table-cell office:value-type="string">
            <text:p>Heavy LRM Carri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Artillery</text:p>
          </table:table-cell>
          <table:table-cell/>
          <table:table-cell table:style-name="ce26" office:value-type="string">
            <text:p>Pilum (Arrow IV)</text:p>
          </table:table-cell>
          <table:table-cell table:style-name="ce26" office:value-type="string">
            <text:p>Schiltron (B)</text:p>
          </table:table-cell>
          <table:table-cell table:style-name="ce26" office:value-type="string">
            <text:p>Chaparrel</text:p>
          </table:table-cell>
          <table:table-cell table:style-name="ce26"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17"/>
        </table:table-row>
        <table:table-row table:style-name="ro4" table:number-rows-repeated="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18">
          <table:table-cell office:value-type="string">
            <text:p>Packrat</text:p>
          </table:table-cell>
          <table:table-cell/>
          <table:table-cell table:style-name="ce26" office:value-type="string">
            <text:p>Darter</text:p>
          </table:table-cell>
          <table:table-cell table:style-name="ce26" office:value-type="string">
            <text:p>Skulker</text:p>
          </table:table-cell>
          <table:table-cell table:style-name="ce26"/>
          <table:table-cell table:style-name="ce26" office:value-type="string">
            <text:p>J Edgar</text:p>
          </table:table-cell>
          <table:table-cell office:value-type="string">
            <text:p>Tamerlane</text:p>
          </table:table-cell>
          <table:table-cell table:number-columns-repeated="1017"/>
        </table:table-row>
        <table:table-row table:style-name="ro4">
          <table:table-cell office:value-type="string">
            <text:p>Scorpion</text:p>
          </table:table-cell>
          <table:table-cell/>
          <table:table-cell table:style-name="ce26"/>
          <table:table-cell table:style-name="ce26" office:value-type="string">
            <text:p>Scimitar</text:p>
          </table:table-cell>
          <table:table-cell table:style-name="ce26"/>
          <table:table-cell table:style-name="ce26" office:value-type="string">
            <text:p>Galleon 102</text:p>
          </table:table-cell>
          <table:table-cell table:number-columns-repeated="1018"/>
        </table:table-row>
        <table:table-row table:style-name="ro18">
          <table:table-cell office:value-type="string">
            <text:p>Pegasus</text:p>
          </table:table-cell>
          <table:table-cell/>
          <table:table-cell office:value-type="string">
            <text:p>Minion</text:p>
          </table:table-cell>
          <table:table-cell office:value-type="string">
            <text:p>Pegasus (Kurita)</text:p>
          </table:table-cell>
          <table:table-cell office:value-type="string">
            <text:p>Plainsman</text:p>
          </table:table-cell>
          <table:table-cell office:value-type="string">
            <text:p>Harasser</text:p>
          </table:table-cell>
          <table:table-cell office:value-type="string">
            <text:p>Plainsman</text:p>
          </table:table-cell>
          <table:table-cell table:number-columns-repeated="1017"/>
        </table:table-row>
        <table:table-row table:style-name="ro4">
          <table:table-cell office:value-type="string">
            <text:p>Hunter</text:p>
          </table:table-cell>
          <table:table-cell/>
          <table:table-cell office:value-type="string">
            <text:p>Striker</text:p>
          </table:table-cell>
          <table:table-cell office:value-type="string">
            <text:p>Saracen</text:p>
          </table:table-cell>
          <table:table-cell office:value-type="string">
            <text:p>Hunter (Steiner)</text:p>
          </table:table-cell>
          <table:table-cell office:value-type="string">
            <text:p>Stygian</text:p>
          </table:table-cell>
          <table:table-cell table:number-columns-repeated="1018"/>
        </table:table-row>
        <table:table-row table:style-name="ro18">
          <table:table-cell office:value-type="string">
            <text:p>APC</text:p>
          </table:table-cell>
          <table:table-cell/>
          <table:table-cell office:value-type="string">
            <text:p>Badger</text:p>
          </table:table-cell>
          <table:table-cell office:value-type="string">
            <text:p>Mamono</text:p>
          </table:table-cell>
          <table:table-cell office:value-type="string">
            <text:p>Maxim</text:p>
          </table:table-cell>
          <table:table-cell office:value-type="string">
            <text:p>Thang-Ta</text:p>
          </table:table-cell>
          <table:table-cell office:value-type="string">
            <text:p>Blizzard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8">
          <table:table-cell office:value-type="string">
            <text:p>Vedette</text:p>
          </table:table-cell>
          <table:table-cell table:number-columns-repeated="4"/>
          <table:table-cell office:value-type="string">
            <text:p>Vedette (Marik)</text:p>
          </table:table-cell>
          <table:table-cell table:number-columns-repeated="1018"/>
        </table:table-row>
        <table:table-row table:style-name="ro18">
          <table:table-cell office:value-type="string">
            <text:p>Bulldog</text:p>
          </table:table-cell>
          <table:table-cell/>
          <table:table-cell office:value-type="string">
            <text:p>Goblin IFV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/>
          <table:table-cell office:value-type="string">
            <text:p>Predator</text:p>
          </table:table-cell>
          <table:table-cell table:number-columns-repeated="1017"/>
        </table:table-row>
        <table:table-row table:style-name="ro4">
          <table:table-cell office:value-type="string">
            <text:p>Myrmidon</text:p>
          </table:table-cell>
          <table:table-cell table:number-columns-repeated="4"/>
          <table:table-cell office:value-type="string">
            <text:p>Main Gauch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8">
          <table:table-cell office:value-type="string">
            <text:p>Manticore</text:p>
          </table:table-cell>
          <table:table-cell/>
          <table:table-cell office:value-type="string">
            <text:p>Tiger</text:p>
          </table:table-cell>
          <table:table-cell office:value-type="string">
            <text:p>Tokugawa</text:p>
          </table:table-cell>
          <table:table-cell office:value-type="string">
            <text:p>Patton/Rommel</text:p>
          </table:table-cell>
          <table:table-cell office:value-type="string">
            <text:p>Po</text:p>
          </table:table-cell>
          <table:table-cell office:value-type="string">
            <text:p>Po/Brutus</text:p>
          </table:table-cell>
          <table:table-cell table:number-columns-repeated="1017"/>
        </table:table-row>
        <table:table-row table:style-name="ro18">
          <table:table-cell office:value-type="string">
            <text:p>LRM Carrier</text:p>
          </table:table-cell>
          <table:table-cell/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/>
          <table:table-cell office:value-type="string">
            <text:p>Heavy LRM Carrier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8">
          <table:table-cell office:value-type="string">
            <text:p>Demolisher</text:p>
          </table:table-cell>
          <table:table-cell table:number-columns-repeated="3"/>
          <table:table-cell office:value-type="string">
            <text:p>Demolisher II</text:p>
          </table:table-cell>
          <table:table-cell office:value-type="string">
            <text:p>Ontos</text:p>
          </table:table-cell>
          <table:table-cell table:number-columns-repeated="1018"/>
        </table:table-row>
        <table:table-row table:style-name="ro18">
          <table:table-cell office:value-type="string">
            <text:p>Schrek</text:p>
          </table:table-cell>
          <table:table-cell/>
          <table:table-cell office:value-type="string">
            <text:p>Alacorn</text:p>
          </table:table-cell>
          <table:table-cell/>
          <table:table-cell office:value-type="string">
            <text:p>DI Morgan</text:p>
          </table:table-cell>
          <table:table-cell office:value-type="string">
            <text:p>Ontos III</text:p>
          </table:table-cell>
          <table:table-cell table:number-columns-repeated="1018"/>
        </table:table-row>
        <table:table-row table:style-name="ro18">
          <table:table-cell office:value-type="string">
            <text:p>Behemoth</text:p>
          </table:table-cell>
          <table:table-cell/>
          <table:table-cell office:value-type="string">
            <text:p>Challenger X/Behemoth (Davion)</text:p>
          </table:table-cell>
          <table:table-cell office:value-type="string">
            <text:p>Narukami/Behemoth (Kurita)</text:p>
          </table:table-cell>
          <table:table-cell office:value-type="string">
            <text:p>Gurteltier</text:p>
          </table:table-cell>
          <table:table-cell office:value-type="string">
            <text:p>Behemoth (Marik)</text:p>
          </table:table-cell>
          <table:table-cell table:number-columns-repeated="1018"/>
        </table:table-row>
        <table:table-row table:style-name="ro18">
          <table:table-cell office:value-type="string">
            <text:p>Sniper</text:p>
          </table:table-cell>
          <table:table-cell/>
          <table:table-cell office:value-type="string">
            <text:p>Pilum (Arrow IV)</text:p>
          </table:table-cell>
          <table:table-cell office:value-type="string">
            <text:p>Schiltron</text:p>
          </table:table-cell>
          <table:table-cell office:value-type="string">
            <text:p>Chaparra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17"/>
        </table:table-row>
        <table:table-row table:style-name="ro18" table:number-rows-repeated="104808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0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1" office:value-type="string">
            <text:p>Clan Wolf</text:p>
          </table:table-cell>
          <table:table-cell table:style-name="ce36" office:value-type="string">
            <text:p>Clan Hell's Horses</text:p>
          </table:table-cell>
          <table:table-cell table:style-name="ce72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3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38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5 (2xATM3+ERMBL)</text:p>
          </table:table-cell>
          <table:table-cell table:style-name="ce26" table:number-columns-repeated="2"/>
          <table:table-cell table:style-name="ce38" office:value-type="string">
            <text:p>2 (4xSSRM2+ERMBL)</text:p>
          </table:table-cell>
          <table:table-cell table:style-name="ce38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Prime (LRM10+SSRM4+2xMG+BAP+JJ)</text:p>
          </table:table-cell>
          <table:table-cell table:style-name="ce26" table:number-columns-repeated="3"/>
          <table:table-cell table:style-name="ce38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2xSRM6+2xERMBL+ERSBL+BAP+JJ)</text:p>
          </table:table-cell>
          <table:table-cell table:style-name="ce26" table:number-columns-repeated="3"/>
          <table:table-cell table:style-name="ce38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38" office:value-type="string">
            <text:p>Prime (2xPPC+Flamer)</text:p>
          </table:table-cell>
          <table:table-cell table:style-name="ce38" office:value-type="string">
            <text:p>B (LBX5+LPL+2xERMBL+Flamer)</text:p>
          </table:table-cell>
          <table:table-cell table:style-name="ce38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38" office:value-type="string">
            <text:p>B (LBX5+LPL+2xERMBL+Flamer)</text:p>
          </table:table-cell>
          <table:table-cell table:style-name="ce26"/>
          <table:table-cell table:style-name="ce38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38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38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38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38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9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13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13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13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13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13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13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13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office:value-type="string">
            <text:p>Avar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3"/>
          <table:table-cell office:value-type="string">
            <text:p>Batu</text:p>
          </table:table-cell>
          <table:table-cell table:number-columns-repeated="1018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13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2/13/2016</text:date>, <text:time>20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6-02-13T20:20:14.44</dc:date>
    <meta:editing-duration>P25DT8H21M17S</meta:editing-duration>
    <meta:editing-cycles>112</meta:editing-cycles>
    <meta:generator>OpenOffice.org/3.4$Win32 OpenOffice.org_project/340m1$Build-9590</meta:generator>
    <meta:document-statistic meta:table-count="3" meta:cell-count="1376" meta:object-count="0"/>
  </office:meta>
</office:document-meta>
</file>